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rc\BlogAdminBundle\Form\PostType.php </text:p>
      <text:p text:style-name="P1"/>
      <text:p text:style-name="P1"><text:s text:c="12"/>-&gt;add('file', 'file', <text:span text:style-name="T1">array('multiple' =&gt; true, 'data_class' =&gt; null)</text:span>)</text:p>
      <text:p text:style-name="P1"/>
      <text:p text:style-name="P1"/>
      <text:p text:style-name="P1"/>
      <text:p text:style-name="P2">src\BlogAdminBundle\Controller\PostController.php </text:p>
      <text:p text:style-name="P1"/>
      <text:p text:style-name="P1"><text:s text:c="4"/>public function createAction(Request $request)</text:p>
      <text:p text:style-name="P1"><text:s text:c="4"/>{</text:p>
      <text:p text:style-name="P1"><text:s text:c="8"/>$entity = new Post();</text:p>
      <text:p text:style-name="P1"><text:s text:c="8"/>$form = $this-&gt;createCreateForm($entity);</text:p>
      <text:p text:style-name="P1"><text:s text:c="8"/>$form-&gt;handleRequest($request);</text:p>
      <text:p text:style-name="P1"/>
      <text:p text:style-name="P1"><text:s text:c="8"/>if ($form-&gt;isValid()) {</text:p>
      <text:p text:style-name="P1"><text:s text:c="12"/>$em = $this-&gt;getDoctrine()-&gt;getManager();</text:p>
      <text:p text:style-name="P1"><text:s text:c="12"/></text:p>
      <text:p text:style-name="P1"><text:s text:c="12"/>foreach ($entity-&gt;getFile() as $f)</text:p>
      <text:p text:style-name="P1"><text:s text:c="12"/>{</text:p>
      <text:p text:style-name="P1"><text:s text:c="16"/>if ($f) {</text:p>
      <text:p text:style-name="P1"/>
      <text:p text:style-name="P1"><text:s text:c="20"/>//$entity-&gt;setFileRename();</text:p>
      <text:p text:style-name="P1"/>
      <text:p text:style-name="P1"><text:s text:c="20"/>$img = new Image();</text:p>
      <text:p text:style-name="P1"><text:s text:c="20"/>$img-&gt;setImage($f-&gt;getClientOriginalName());</text:p>
      <text:p text:style-name="P1"><text:s text:c="20"/>//$img-&gt;setImage($entity-&gt;getFileRename());</text:p>
      <text:p text:style-name="P1"><text:s text:c="20"/>$img-&gt;setPost($entity);</text:p>
      <text:p text:style-name="P1"><text:s text:c="20"/>$em-&gt;persist($img);</text:p>
      <text:p text:style-name="P1"><text:s text:c="16"/>}</text:p>
      <text:p text:style-name="P1"><text:s text:c="12"/>}</text:p>
      <text:p text:style-name="P1"><text:s text:c="12"/></text:p>
      <text:p text:style-name="P1"><text:s text:c="12"/>$em-&gt;persist($entity);</text:p>
      <text:p text:style-name="P1"><text:s text:c="12"/>$em-&gt;flush();</text:p>
      <text:p text:style-name="P1"/>
      <text:p text:style-name="P1"><text:s text:c="12"/>return $this-&gt;redirect($this-&gt;generateUrl('admin_post_show', array('id' =&gt; $entity-&gt;getId())));</text:p>
      <text:p text:style-name="P1"><text:s text:c="8"/>}</text:p>
      <text:p text:style-name="P1"/>
      <text:p text:style-name="P1"><text:s text:c="8"/>return $this-&gt;render('BlogAdminBundle:Post:new.html.twig', array(</text:p>
      <text:p text:style-name="P1"><text:s text:c="12"/>'entity' =&gt; $entity,</text:p>
      <text:p text:style-name="P1"><text:s text:c="12"/>'form' <text:s text:c="2"/>=&gt; $form-&gt;createView(),</text:p>
      <text:p text:style-name="P1"><text:s text:c="8"/>));</text:p>
      <text:p text:style-name="P1"><text:s text:c="4"/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rc\BlogAdminBundle\Entity\Post.php </text:p>
      <text:p text:style-name="P1"/>
      <text:p text:style-name="P1"><text:s text:c="4"/>private $file = array();</text:p>
      <text:p text:style-name="P1"/>
      <text:p text:style-name="P1"><text:s text:c="4"/>/**</text:p>
      <text:p text:style-name="P1"><text:s text:c="5"/>* Sets file.</text:p>
      <text:p text:style-name="P1"><text:s text:c="5"/>*</text:p>
      <text:p text:style-name="P1"><text:s text:c="5"/>* </text:p>
      <text:p text:style-name="P1"><text:s text:c="5"/>*/</text:p>
      <text:p text:style-name="P1"><text:s text:c="4"/>public function setFile($file)</text:p>
      <text:p text:style-name="P1"><text:s text:c="4"/>{</text:p>
      <text:p text:style-name="P1"><text:s text:c="8"/>$this-&gt;file = $file;</text:p>
      <text:p text:style-name="P1"><text:s text:c="4"/>}</text:p>
      <text:p text:style-name="P1"/>
      <text:p text:style-name="P1"><text:s text:c="4"/>/**</text:p>
      <text:p text:style-name="P1"><text:s text:c="5"/>* Get file.</text:p>
      <text:p text:style-name="P1"><text:s text:c="5"/>*</text:p>
      <text:p text:style-name="P1"><text:s text:c="5"/>* @return array</text:p>
      <text:p text:style-name="P1"><text:s text:c="5"/>*/</text:p>
      <text:p text:style-name="P1"><text:s text:c="4"/>public function getFile()</text:p>
      <text:p text:style-name="P1"><text:s text:c="4"/>{</text:p>
      <text:p text:style-name="P1"><text:s text:c="8"/>return $this-&gt;file;</text:p>
      <text:p text:style-name="P1"><text:s text:c="4"/>}</text:p>
      <text:p text:style-name="P1"><text:s text:c="4"/></text:p>
      <text:p text:style-name="P1"><text:s text:c="4"/>protected function getUploadRootDir()</text:p>
      <text:p text:style-name="P1"><text:s text:c="4"/>{</text:p>
      <text:p text:style-name="P1"><text:s text:c="8"/>// the absolute directory path where uploaded</text:p>
      <text:p text:style-name="P1"><text:s text:c="8"/>// documents should be saved</text:p>
      <text:p text:style-name="P1"><text:s text:c="8"/>return __DIR__.'/../../../web/'.$this-&gt;getUploadDir();</text:p>
      <text:p text:style-name="P1"><text:s text:c="4"/>}</text:p>
      <text:p text:style-name="P1"/>
      <text:p text:style-name="P1"><text:s text:c="4"/>protected function getUploadDir()</text:p>
      <text:p text:style-name="P1"><text:s text:c="4"/>{</text:p>
      <text:p text:style-name="P1"><text:s text:c="8"/>// get rid of the __DIR__ so it doesn't screw up</text:p>
      <text:p text:style-name="P1"><text:s text:c="8"/>// when displaying uploaded doc/image in the view.</text:p>
      <text:p text:style-name="P1"><text:s text:c="8"/>return 'bundles/blog/images/';</text:p>
      <text:p text:style-name="P1"><text:s text:c="4"/>}</text:p>
      <text:p text:style-name="P1"><text:s text:c="4"/></text:p>
      <text:p text:style-name="P1"><text:s text:c="4"/>private $file_rename;</text:p>
      <text:p text:style-name="P1"><text:s text:c="4"/></text:p>
      <text:p text:style-name="P1"><text:s text:c="4"/>public function setFileRename()</text:p>
      <text:p text:style-name="P1"><text:s text:c="4"/>{</text:p>
      <text:p text:style-name="P1"><text:s text:c="8"/>if (null !== $this-&gt;getFile()) {</text:p>
      <text:p text:style-name="P1"><text:s text:c="12"/>// do whatever you want to generate a unique name</text:p>
      <text:p text:style-name="P1"><text:s text:c="12"/>$filename = sha1(uniqid(mt_rand(), true));</text:p>
      <text:p text:style-name="P1"><text:s text:c="12"/>$this-&gt;file_rename = $filename.'.'.$this-&gt;getFile()-&gt;guessExtension();</text:p>
      <text:p text:style-name="P1"><text:s text:c="8"/>}</text:p>
      <text:p text:style-name="P1"><text:s text:c="4"/>}</text:p>
      <text:p text:style-name="P1"><text:s/></text:p>
      <text:p text:style-name="P1"><text:s text:c="4"/>public function getFileRename()</text:p>
      <text:p text:style-name="P1"><text:s text:c="4"/>{</text:p>
      <text:p text:style-name="P1"><text:s text:c="8"/>return $this-&gt;file_rename;</text:p>
      <text:p text:style-name="P1"><text:s text:c="4"/>}</text:p>
      <text:p text:style-name="P1"><text:s text:c="4"/></text:p>
      <text:p text:style-name="P1"><text:s text:c="4"/>/**</text:p>
      <text:p text:style-name="P1"><text:s text:c="5"/>* @ORM\PostPersist</text:p>
      <text:p text:style-name="P1"><text:s text:c="5"/>*/</text:p>
      <text:p text:style-name="P1"><text:s text:c="4"/>public function upload()</text:p>
      <text:p text:style-name="P1"><text:s text:c="4"/>{</text:p>
      <text:p text:style-name="P1"><text:s text:c="8"/>// the file property can be empty if the field is not required</text:p>
      <text:p text:style-name="P1"><text:s text:c="8"/>if (null === $this-&gt;getFile()) {</text:p>
      <text:p text:style-name="P1"><text:s text:c="12"/>return;</text:p>
      <text:p text:style-name="P1"><text:soft-page-break/><text:s text:c="8"/>}</text:p>
      <text:p text:style-name="P1"/>
      <text:p text:style-name="P1"><text:s text:c="8"/>// use the original file name here but you should</text:p>
      <text:p text:style-name="P1"><text:s text:c="8"/>// sanitize it at least to avoid any security issues</text:p>
      <text:p text:style-name="P1"/>
      <text:p text:style-name="P1"><text:s text:c="8"/>// move takes the target directory and then the</text:p>
      <text:p text:style-name="P1"><text:s text:c="8"/>// target filename to move to</text:p>
      <text:p text:style-name="P1"><text:s text:c="8"/>foreach ($this-&gt;getFile() as $f)</text:p>
      <text:p text:style-name="P1"><text:s text:c="8"/>{</text:p>
      <text:p text:style-name="P1"><text:s text:c="12"/>$f-&gt;move(</text:p>
      <text:p text:style-name="P1"><text:s text:c="16"/>$this-&gt;getUploadRootDir(),</text:p>
      <text:p text:style-name="P1"><text:s text:c="16"/>$f-&gt;getClientOriginalName()</text:p>
      <text:p text:style-name="P1"><text:s text:c="16"/>//$this-&gt;getFileRename()</text:p>
      <text:p text:style-name="P1"><text:s text:c="16"/>//$this-&gt;path</text:p>
      <text:p text:style-name="P1"><text:s text:c="12"/>);</text:p>
      <text:p text:style-name="P1"><text:s text:c="8"/>}</text:p>
      <text:p text:style-name="P1"/>
      <text:p text:style-name="P1"><text:s text:c="8"/>// clean up the file property as you won't need it anymore</text:p>
      <text:p text:style-name="P1"><text:s text:c="8"/>$this-&gt;file = null;</text:p>
      <text:p text:style-name="P1"><text:s text:c="4"/>}</text:p>
      <text:p text:style-name="P1"><text:s text:c="4"/></text:p>
      <text:p text:style-name="P1"><text:s text:c="4"/>/**</text:p>
      <text:p text:style-name="P1"><text:s text:c="5"/>* @ORM\PostRemove</text:p>
      <text:p text:style-name="P1"><text:s text:c="5"/>*/</text:p>
      <text:p text:style-name="P1"><text:s text:c="4"/>public function removeUpload()</text:p>
      <text:p text:style-name="P1"><text:s text:c="4"/>{</text:p>
      <text:p text:style-name="P1"><text:s text:c="4"/><text:tab/>foreach ($this-&gt;getImages() as $img) {</text:p>
      <text:p text:style-name="P1"><text:s text:c="4"/><text:tab/> <text:s text:c="3"/>$file = $this-&gt;getUploadRootDir().'/'.$img-&gt;getImage();</text:p>
      <text:p text:style-name="P1"/>
      <text:p text:style-name="P1"><text:tab/> <text:s text:c="3"/><text:tab/>if (file_exists($file)) {</text:p>
      <text:p text:style-name="P1"><text:tab/> <text:s text:c="7"/><text:tab/>unlink($file);</text:p>
      <text:p text:style-name="P1"><text:tab/> <text:s text:c="3"/><text:tab/>}</text:p>
      <text:p text:style-name="P1"><text:s text:c="4"/><text:tab/>}</text:p>
      <text:p text:style-name="P1"><text:s text:c="4"/>}</text:p>
      <text:p text:style-name="P1"><text:s text:c="4"/></text:p>
      <text:p text:style-name="P1"><text:s text:c="4"/>public static function loadValidatorMetadata(ClassMetadata $metadata)</text:p>
      <text:p text:style-name="P1"><text:s text:c="4"/>{</text:p>
      <text:p text:style-name="P1"><text:s text:c="8"/>$metadata-&gt;addPropertyConstraint('title', new NotBlank());</text:p>
      <text:p text:style-name="P1"><text:s text:c="8"/>$metadata-&gt;addPropertyConstraint('content', new NotBlank());</text:p>
      <text:p text:style-name="P1"><text:s text:c="8"/>$metadata-&gt;addPropertyConstraint('author_email', new NotBlank());</text:p>
      <text:p text:style-name="P1"><text:s text:c="8"/>$metadata-&gt;addPropertyConstraint('author_email', new Assert\Email(array(</text:p>
      <text:p text:style-name="P1"><text:s text:c="12"/>'message' =&gt; 'The email "{{ value }}" is not a valid email.',</text:p>
      <text:p text:style-name="P1"><text:s text:c="12"/>'checkMX' =&gt; true,</text:p>
      <text:p text:style-name="P1"><text:s text:c="8"/>)));</text:p>
      <text:p text:style-name="P1"><text:s text:c="8"/>//$metadata-&gt;addPropertyConstraint('file', new Assert\Image());</text:p>
      <text:p text:style-name="P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9M46S</meta:editing-duration>
    <meta:editing-cycles>9</meta:editing-cycles>
    <meta:generator>OpenOffice.org/3.3$Win32 OpenOffice.org_project/330m20$Build-9567</meta:generator>
    <dc:date>2016-01-13T14:07:12.38</dc:date>
    <dc:creator>szymon idczak</dc:creator>
    <meta:document-statistic meta:table-count="0" meta:image-count="0" meta:object-count="0" meta:page-count="3" meta:paragraph-count="132" meta:word-count="337" meta:character-count="3895"/>
    <meta:user-defined meta:name="Info 1"/>
    <meta:user-defined meta:name="Info 2"/>
    <meta:user-defined meta:name="Info 3"/>
    <meta:user-defined meta:name="Info 4"/>
  </office:meta>
</office:document-meta>
</file>